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4cm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svg:stroke-color="#111111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cm" svg:y1="12.3cm" svg:x2="8cm" svg:y2="12.3cm">
          <text:p/>
        </draw:line>
        <draw:custom-shape draw:style-name="gr2" draw:text-style-name="P1" draw:layer="layout" svg:width="5.2cm" svg:height="0.8cm" svg:x="8cm" svg:y="11.9cm">
          <text:p text:style-name="P1">I/O copy file 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2cm" svg:y1="12.35cm" svg:x2="19.5cm" svg:y2="12.35cm">
          <text:p/>
        </draw:line>
        <draw:line draw:style-name="gr3" draw:text-style-name="P2" draw:layer="layout" svg:x1="7.9cm" svg:y1="12.9cm" svg:x2="7.9cm" svg:y2="14.2cm">
          <text:p/>
        </draw:line>
        <draw:frame draw:style-name="gr4" draw:text-style-name="P3" draw:layer="layout" svg:width="4.972cm" svg:height="0.763cm" svg:x="7.9cm" svg:y="13.5cm">
          <draw:text-box>
            <text:p><text:span text:style-name="T1">Packet drops possible</text:span></text:p>
          </draw:text-box>
        </draw:frame>
        <draw:frame draw:style-name="gr4" draw:layer="layout" svg:width="2.758cm" svg:height="0.962cm" svg:x="2.3cm" svg:y="10.938cm">
          <draw:text-box>
            <text:p>fastpath</text:p>
          </draw:text-box>
        </draw:frame>
        <draw:frame draw:style-name="gr4" draw:layer="layout" svg:width="4.494cm" svg:height="0.962cm" svg:x="8.506cm" svg:y="10.738cm">
          <draw:text-box>
            <text:p>Your lua script</text:p>
          </draw:text-box>
        </draw:frame>
        <draw:frame draw:style-name="gr4" draw:layer="layout" svg:width="2.758cm" svg:height="0.962cm" svg:x="14.3cm" svg:y="10.938cm">
          <draw:text-box>
            <text:p>fastpath</text:p>
          </draw:text-box>
        </draw:frame>
        <draw:line draw:style-name="gr1" draw:text-style-name="P1" draw:layer="layout" svg:x1="1.6cm" svg:y1="18.201cm" svg:x2="7.9cm" svg:y2="18.201cm">
          <text:p/>
        </draw:line>
        <draw:custom-shape draw:style-name="gr2" draw:text-style-name="P1" draw:layer="layout" svg:width="5.2cm" svg:height="0.8cm" svg:x="7.9cm" svg:y="20cm">
          <text:p text:style-name="P1">I/O copy file 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8cm" svg:y1="18.2cm" svg:x2="19.4cm" svg:y2="18.251cm">
          <text:p/>
        </draw:line>
        <draw:line draw:style-name="gr3" draw:text-style-name="P2" draw:layer="layout" svg:x1="7.8cm" svg:y1="18.801cm" svg:x2="7.8cm" svg:y2="20.101cm">
          <text:p/>
        </draw:line>
        <draw:frame draw:style-name="gr4" draw:text-style-name="P3" draw:layer="layout" svg:width="3.931cm" svg:height="0.763cm" svg:x="8.2cm" svg:y="18.5cm">
          <draw:text-box>
            <text:p><text:span text:style-name="T1">T.async </text:span><text:span text:style-name="T2">methods</text:span></text:p>
          </draw:text-box>
        </draw:frame>
        <draw:frame draw:style-name="gr4" draw:layer="layout" svg:width="2.758cm" svg:height="0.962cm" svg:x="2.2cm" svg:y="16.839cm">
          <draw:text-box>
            <text:p>fastpath</text:p>
          </draw:text-box>
        </draw:frame>
        <draw:frame draw:style-name="gr4" draw:layer="layout" svg:width="4.494cm" svg:height="0.962cm" svg:x="8.406cm" svg:y="16.639cm">
          <draw:text-box>
            <text:p>Your lua script</text:p>
          </draw:text-box>
        </draw:frame>
        <draw:frame draw:style-name="gr4" draw:layer="layout" svg:width="2.758cm" svg:height="0.962cm" svg:x="14.2cm" svg:y="16.839cm">
          <draw:text-box>
            <text:p>fastpat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5T16:41:29.419399885</meta:creation-date>
    <dc:date>2016-03-25T17:22:07.941947986</dc:date>
    <meta:editing-duration>P0D</meta:editing-duration>
    <meta:editing-cycles>574</meta:editing-cycles>
    <meta:generator>LibreOffice/4.2.4.2$Linux_X86_64 LibreOffice_project/420m0$Build-2</meta:generator>
    <meta:document-statistic meta:object-count="16"/>
  </office:meta>
</office:document-meta>
</file>